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1b2cb" officeooo:paragraph-rsid="0011b2cb"/>
    </style:style>
    <style:style style:name="P2" style:family="paragraph" style:parent-style-name="Text_20_body" style:list-style-name="L1">
      <style:text-properties officeooo:rsid="0014a404" officeooo:paragraph-rsid="0014a404"/>
    </style:style>
    <style:style style:name="T1" style:family="text">
      <style:text-properties officeooo:rsid="0012fe13"/>
    </style:style>
    <style:style style:name="T2" style:family="text">
      <style:text-properties officeooo:rsid="00164b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aakverdeling Eindopdracht</text:h>
      <text:list xml:id="list281930553767358730" text:style-name="L1">
        <text:list-item>
          <text:p text:style-name="P1">Wouter: </text:p>
          <text:list>
            <text:list-item>
              <text:p text:style-name="P1">huidig design omzetten naar Front-end code</text:p>
            </text:list-item>
            <text:list-item>
              <text:p text:style-name="P1">uitwerken Minesweeper grid</text:p>
            </text:list-item>
            <text:list-item>
              <text:p text:style-name="P1">uitwerken Minesweeper layout om een spel te spelen</text:p>
            </text:list-item>
          </text:list>
        </text:list-item>
        <text:list-item>
          <text:p text:style-name="P1">Max</text:p>
          <text:list>
            <text:list-item>
              <text:p text:style-name="P1">live games view uitwerken</text:p>
              <text:list>
                <text:list-item>
                  <text:p text:style-name="P1">design</text:p>
                  <text:list>
                    <text:list-item>
                      <text:p text:style-name="P1">overzichtskaart</text:p>
                    </text:list-item>
                  </text:list>
                </text:list-item>
                <text:list-item>
                  <text:p text:style-name="P1">werking</text:p>
                  <text:list>
                    <text:list-item>
                      <text:p text:style-name="P1">random punten op map plaatsen</text:p>
                    </text:list-item>
                    <text:list-item>
                      <text:p text:style-name="P1">linken naar elk van de huidige live gam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Peter: </text:p>
          <text:list>
            <text:list-item>
              <text:p text:style-name="P1">nieuw design uitwerken bureau</text:p>
            </text:list-item>
          </text:list>
        </text:list-item>
        <text:list-item>
          <text:p text:style-name="P1">Steven</text:p>
          <text:list>
            <text:list-item>
              <text:p text:style-name="P1">minesweeper code en server code</text:p>
            </text:list-item>
            <text:list-item>
              <text:p text:style-name="P1">api aanpassen voor client</text:p>
            </text:list-item>
            <text:list-item>
              <text:p text:style-name="P1">play game omzetten <text:span text:style-name="T1">naar Pug</text:span></text:p>
            </text:list-item>
            <text:list-item>
              <text:p text:style-name="P2">top lists – <text:span text:style-name="T2">MongoDB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4:42:11.459603000</meta:creation-date>
    <dc:date>2017-03-27T14:57:05.130380000</dc:date>
    <meta:editing-duration>PT4M42S</meta:editing-duration>
    <meta:editing-cycles>3</meta:editing-cycles>
    <meta:generator>LibreOffice/5.1.5.2$MacOSX_X86_64 LibreOffice_project/7a864d8825610a8c07cfc3bc01dd4fce6a9447e5</meta:generator>
    <meta:document-statistic meta:table-count="0" meta:image-count="0" meta:object-count="0" meta:page-count="1" meta:paragraph-count="19" meta:word-count="82" meta:character-count="440" meta:non-whitespace-character-count="392"/>
  </office:meta>
</office:document-meta>
</file>